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200000213291931D38DFCFFB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362cm" fo:min-width="1.82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dee6ef" draw:fill-color="#b4c7dc" draw:textarea-horizontal-align="justify" draw:textarea-vertical-align="middle" draw:auto-grow-height="false" fo:min-height="0.566cm" fo:min-width="2.244cm"/>
      <style:paragraph-properties style:writing-mode="lr-tb"/>
    </style:style>
    <style:style style:name="gr5" style:family="graphic" style:parent-style-name="standard">
      <style:graphic-properties svg:stroke-color="#f7d1d5" draw:fill-color="#ffd8ce" draw:textarea-horizontal-align="justify" draw:textarea-vertical-align="middle" draw:auto-grow-height="false" fo:min-height="1.178cm" fo:min-width="2.877cm"/>
      <style:paragraph-properties style:writing-mode="lr-tb"/>
    </style:style>
    <style:style style:name="gr6" style:family="graphic" style:parent-style-name="standard">
      <style:graphic-properties svg:stroke-color="#f7d1d5" draw:fill-color="#ffd8ce" draw:textarea-horizontal-align="justify" draw:textarea-vertical-align="middle" draw:auto-grow-height="false" fo:min-height="1.177cm" fo:min-width="2.878cm"/>
      <style:paragraph-properties style:writing-mode="lr-tb"/>
    </style:style>
    <style:style style:name="gr7" style:family="graphic" style:parent-style-name="standard">
      <style:graphic-properties svg:stroke-color="#f7d1d5" draw:fill-color="#ffd8ce" draw:textarea-horizontal-align="justify" draw:textarea-vertical-align="middle" draw:auto-grow-height="false" fo:min-height="1.176cm" fo:min-width="2.877cm"/>
      <style:paragraph-properties style:writing-mode="lr-tb"/>
    </style:style>
    <style:style style:name="gr8" style:family="graphic" style:parent-style-name="standard">
      <style:graphic-properties svg:stroke-color="#d4ea6b" draw:fill-color="#e8f2a1" draw:textarea-horizontal-align="justify" draw:textarea-vertical-align="middle" draw:auto-grow-height="false" fo:min-height="0.973cm" fo:min-width="2.033cm"/>
      <style:paragraph-properties style:writing-mode="lr-tb"/>
    </style:style>
    <style:style style:name="gr9" style:family="graphic" style:parent-style-name="standard">
      <style:graphic-properties draw:fill-color="#ffde59" draw:textarea-horizontal-align="justify" draw:textarea-vertical-align="middle" draw:auto-grow-height="false" fo:min-height="1.177cm" fo:min-width="2.877cm"/>
      <style:paragraph-properties style:writing-mode="lr-tb"/>
    </style:style>
    <style:style style:name="gr10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ans2"/>
    </style:style>
    <style:style style:name="P2" style:family="paragraph">
      <style:paragraph-properties fo:text-align="center"/>
      <style:text-properties style:font-name="Liberation Sans2"/>
    </style:style>
    <style:style style:name="P3" style:family="paragraph">
      <loext:graphic-properties draw:fill-color="#b4c7dc"/>
      <style:paragraph-properties fo:text-align="center"/>
      <style:text-properties style:font-name="Liberation Sans2"/>
    </style:style>
    <style:style style:name="P4" style:family="paragraph">
      <loext:graphic-properties draw:fill-color="#ffd8ce"/>
      <style:paragraph-properties fo:text-align="center"/>
      <style:text-properties style:font-name="Liberation Sans2"/>
    </style:style>
    <style:style style:name="P5" style:family="paragraph">
      <loext:graphic-properties draw:fill-color="#e8f2a1"/>
      <style:paragraph-properties fo:text-align="center"/>
      <style:text-properties style:font-name="Liberation Sans2"/>
    </style:style>
    <style:style style:name="P6" style:family="paragraph">
      <loext:graphic-properties draw:fill-color="#ffde59"/>
      <style:paragraph-properties fo:text-align="center"/>
      <style:text-properties style:font-name="Liberation Sans2"/>
    </style:style>
    <style:style style:name="P7" style:family="paragraph">
      <style:text-properties style:font-name="Liberation Sans2"/>
    </style:style>
    <style:style style:name="P8" style:family="paragraph">
      <loext:graphic-properties draw:fill="none" draw:fill-color="#ffffff"/>
      <style:text-properties style:font-name="Liberation Sans2"/>
    </style:style>
    <style:style style:name="P9" style:family="paragraph">
      <style:text-properties style:font-name="Liberation Sans2" fo:font-size="16pt" style:font-size-asian="16pt" style:font-size-complex="16pt"/>
    </style:style>
    <style:style style:name="P10" style:family="paragraph">
      <loext:graphic-properties draw:fill="none" draw:fill-color="#ffffff"/>
      <style:text-properties style:font-name="Liberation Sans2" fo:font-size="16pt" style:font-size-asian="16pt" style:font-size-complex="16pt"/>
    </style:style>
    <style:style style:name="P11" style:family="paragraph">
      <loext:graphic-properties draw:fill-color="#ffffff"/>
    </style:style>
    <style:style style:name="T1" style:family="text">
      <style:text-properties fo:color="#c9211e" fo:background-color="transparen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TUlize : MAGs for pan-genome analysis</presentation:footer-decl>
      <presentation:date-time-decl presentation:name="dtd1" presentation:source="fixed">09/18/20</presentation:date-time-decl>
      <draw:page draw:name="page1" draw:style-name="dp1" draw:master-page-name="Alizarin" presentation:presentation-page-layout-name="AL1T1" presentation:use-footer-name="ftr1" presentation:use-date-time-name="dtd1">
        <office:forms form:automatic-focus="false" form:apply-design-mode="false"/>
        <draw:g>
          <draw:line draw:style-name="gr1" draw:text-style-name="P1" draw:layer="layout" svg:x1="15.685cm" svg:y1="4.178cm" svg:x2="5.553cm" svg:y2="11.273cm">
            <text:p/>
          </draw:line>
          <draw:line draw:style-name="gr1" draw:text-style-name="P1" draw:layer="layout" svg:x1="12.899cm" svg:y1="4.341cm" svg:x2="5.553cm" svg:y2="11.273cm">
            <text:p/>
          </draw:line>
          <draw:line draw:style-name="gr1" draw:text-style-name="P1" draw:layer="layout" svg:x1="9.353cm" svg:y1="4.178cm" svg:x2="5.553cm" svg:y2="11.273cm">
            <text:p/>
          </draw:line>
          <draw:line draw:style-name="gr1" draw:text-style-name="P1" draw:layer="layout" svg:x1="4.075cm" svg:y1="4.178cm" svg:x2="5.553cm" svg:y2="11.273cm">
            <text:p/>
          </draw:line>
          <draw:line draw:style-name="gr1" draw:text-style-name="P1" draw:layer="layout" svg:x1="15.643cm" svg:y1="4.341cm" svg:x2="17.373cm" svg:y2="11.273cm">
            <text:p/>
          </draw:line>
          <draw:line draw:style-name="gr1" draw:text-style-name="P1" draw:layer="layout" svg:x1="18.429cm" svg:y1="4.382cm" svg:x2="17.374cm" svg:y2="11.11cm">
            <text:p/>
          </draw:line>
          <draw:line draw:style-name="gr1" draw:text-style-name="P1" draw:layer="layout" svg:x1="21.174cm" svg:y1="4.382cm" svg:x2="17.374cm" svg:y2="11.11cm">
            <text:p/>
          </draw:line>
          <draw:custom-shape draw:style-name="gr2" draw:text-style-name="P2" draw:layer="layout" svg:width="2.322cm" svg:height="0.612cm" svg:x="1.632cm" svg:y="0.508cm">
            <text:p text:style-name="P2">FASTQ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322cm" svg:height="0.612cm" svg:x="19.915cm" svg:y="0.508cm">
            <text:p text:style-name="P2">FASTQ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322cm" svg:height="0.612cm" svg:x="17.305cm" svg:y="0.508cm">
            <text:p text:style-name="P2">FASTQ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322cm" svg:height="0.612cm" svg:x="14.693cm" svg:y="0.508cm">
            <text:p text:style-name="P2">FASTQ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322cm" svg:height="0.612cm" svg:x="12.081cm" svg:y="0.508cm">
            <text:p text:style-name="P2">FASTQ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322cm" svg:height="0.612cm" svg:x="9.468cm" svg:y="0.508cm">
            <text:p text:style-name="P2">FASTQ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322cm" svg:height="0.612cm" svg:x="6.856cm" svg:y="0.508cm">
            <text:p text:style-name="P2">FASTQ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322cm" svg:height="0.612cm" svg:x="4.244cm" svg:y="0.508cm">
            <text:p text:style-name="P2">FASTQ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8cm" svg:y1="1.12cm" svg:x2="4.076cm" svg:y2="3.363cm">
            <text:p/>
          </draw:line>
          <draw:line draw:style-name="gr3" draw:text-style-name="P1" draw:layer="layout" svg:x1="5.764cm" svg:y1="1.12cm" svg:x2="4.286cm" svg:y2="3.363cm">
            <text:p/>
          </draw:line>
          <draw:line draw:style-name="gr3" draw:text-style-name="P1" draw:layer="layout" svg:x1="7.875cm" svg:y1="1.12cm" svg:x2="9.564cm" svg:y2="3.363cm">
            <text:p/>
          </draw:line>
          <draw:line draw:style-name="gr3" draw:text-style-name="P1" draw:layer="layout" svg:x1="11.042cm" svg:y1="1.12cm" svg:x2="9.564cm" svg:y2="3.363cm">
            <text:p/>
          </draw:line>
          <draw:line draw:style-name="gr3" draw:text-style-name="P1" draw:layer="layout" svg:x1="13.363cm" svg:y1="1.12cm" svg:x2="13.363cm" svg:y2="3.363cm">
            <text:p/>
          </draw:line>
          <draw:line draw:style-name="gr3" draw:text-style-name="P1" draw:layer="layout" svg:x1="21.009cm" svg:y1="1.079cm" svg:x2="21.009cm" svg:y2="3.322cm">
            <text:p/>
          </draw:line>
          <draw:line draw:style-name="gr3" draw:text-style-name="P1" draw:layer="layout" svg:x1="18.516cm" svg:y1="1.079cm" svg:x2="18.516cm" svg:y2="3.322cm">
            <text:p/>
          </draw:line>
          <draw:line draw:style-name="gr3" draw:text-style-name="P1" draw:layer="layout" svg:x1="15.856cm" svg:y1="1.079cm" svg:x2="15.856cm" svg:y2="3.322cm">
            <text:p/>
          </draw:line>
          <draw:custom-shape draw:style-name="gr4" draw:text-style-name="P3" draw:layer="layout" svg:width="2.744cm" svg:height="0.816cm" svg:x="2.809cm" svg:y="3.362cm">
            <text:p text:style-name="P2">Library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744cm" svg:height="0.816cm" svg:x="19.862cm" svg:y="3.362cm">
            <text:p text:style-name="P2">Library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744cm" svg:height="0.816cm" svg:x="17.08cm" svg:y="3.362cm">
            <text:p text:style-name="P2">Library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744cm" svg:height="0.816cm" svg:x="14.259cm" svg:y="3.362cm">
            <text:p text:style-name="P2">Library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744cm" svg:height="0.816cm" svg:x="11.349cm" svg:y="3.362cm">
            <text:p text:style-name="P2">Library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744cm" svg:height="0.816cm" svg:x="8.131cm" svg:y="3.362cm">
            <text:p text:style-name="P2">Library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77cm" svg:height="1.428cm" svg:x="4.709cm" svg:y="7.847cm">
            <text:p text:style-name="P2">Assembly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4.075cm" svg:y1="4.178cm" svg:x2="6.397cm" svg:y2="7.848cm">
            <text:p/>
          </draw:line>
          <draw:line draw:style-name="gr3" draw:text-style-name="P1" draw:layer="layout" svg:x1="9.774cm" svg:y1="4.178cm" svg:x2="6.397cm" svg:y2="7.848cm">
            <text:p/>
          </draw:line>
          <draw:line draw:style-name="gr3" draw:text-style-name="P1" draw:layer="layout" svg:x1="12.941cm" svg:y1="4.178cm" svg:x2="6.397cm" svg:y2="7.848cm">
            <text:p/>
          </draw:line>
          <draw:line draw:style-name="gr3" draw:text-style-name="P1" draw:layer="layout" svg:x1="15.685cm" svg:y1="4.178cm" svg:x2="6.397cm" svg:y2="7.848cm">
            <text:p/>
          </draw:line>
          <draw:line draw:style-name="gr3" draw:text-style-name="P1" draw:layer="layout" svg:x1="18.429cm" svg:y1="4.178cm" svg:x2="6.186cm" svg:y2="7.848cm">
            <text:p/>
          </draw:line>
          <draw:line draw:style-name="gr3" draw:text-style-name="P1" draw:layer="layout" svg:x1="21.173cm" svg:y1="4.178cm" svg:x2="6.608cm" svg:y2="7.644cm">
            <text:p/>
          </draw:line>
          <draw:custom-shape draw:style-name="gr6" draw:text-style-name="P4" draw:layer="layout" svg:width="3.378cm" svg:height="1.427cm" svg:x="16.529cm" svg:y="7.767cm">
            <text:p text:style-name="P2">Assembly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3.377cm" svg:height="1.426cm" svg:x="10.197cm" svg:y="7.811cm">
            <text:p text:style-name="P2">Assembly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94cm" svg:y1="4.178cm" svg:x2="11.885cm" svg:y2="7.848cm">
            <text:p/>
          </draw:line>
          <draw:line draw:style-name="gr3" draw:text-style-name="P1" draw:layer="layout" svg:x1="15.685cm" svg:y1="4.178cm" svg:x2="18.429cm" svg:y2="7.767cm">
            <text:p/>
          </draw:line>
          <draw:line draw:style-name="gr3" draw:text-style-name="P1" draw:layer="layout" svg:x1="21.173cm" svg:y1="4.178cm" svg:x2="18.218cm" svg:y2="7.767cm">
            <text:p/>
          </draw:line>
          <draw:custom-shape draw:style-name="gr8" draw:text-style-name="P5" draw:layer="layout" svg:width="2.533cm" svg:height="1.223cm" svg:x="4.92cm" svg:y="11.517cm">
            <text:p text:style-name="P2">binning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397cm" svg:y1="9.274cm" svg:x2="6.397cm" svg:y2="11.517cm">
            <text:p/>
          </draw:line>
          <draw:line draw:style-name="gr3" draw:text-style-name="P1" draw:layer="layout" svg:x1="11.885cm" svg:y1="9.237cm" svg:x2="6.397cm" svg:y2="11.516cm">
            <text:p/>
          </draw:line>
          <draw:line draw:style-name="gr3" draw:text-style-name="P1" draw:layer="layout" svg:x1="18.429cm" svg:y1="9.194cm" svg:x2="6.608cm" svg:y2="11.517cm">
            <text:p/>
          </draw:line>
          <draw:custom-shape draw:style-name="gr8" draw:text-style-name="P5" draw:layer="layout" svg:width="2.533cm" svg:height="1.223cm" svg:x="16.952cm" svg:y="11.313cm">
            <text:p text:style-name="P2">binning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8.429cm" svg:y1="9.194cm" svg:x2="18.429cm" svg:y2="11.313cm">
            <text:p/>
          </draw:line>
          <draw:custom-shape draw:style-name="gr9" draw:text-style-name="P6" draw:layer="layout" svg:width="3.377cm" svg:height="1.427cm" svg:x="10.408cm" svg:y="14.575cm">
            <text:p text:style-name="P2">Binset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6.186cm" svg:y1="12.74cm" svg:x2="12.096cm" svg:y2="14.575cm">
            <text:p/>
          </draw:line>
          <draw:line draw:style-name="gr10" draw:text-style-name="P1" draw:layer="layout" svg:x1="18.218cm" svg:y1="12.536cm" svg:x2="11.885cm" svg:y2="14.575cm">
            <text:p/>
          </draw:line>
        </draw:g>
        <draw:frame draw:style-name="gr11" draw:text-style-name="P8" draw:layer="layout" svg:width="6.35cm" svg:height="3.095cm" svg:x="23.446cm" svg:y="0.181cm">
          <draw:text-box>
            <text:p text:style-name="P7">Subsetting</text:p>
            <text:p text:style-name="P7">Sourmash sig</text:p>
            <text:p text:style-name="P7">Fastp</text:p>
            <text:p text:style-name="P7">(sortmeRNA)</text:p>
          </draw:text-box>
        </draw:frame>
        <draw:frame draw:style-name="gr12" draw:text-style-name="P8" draw:layer="layout" svg:width="3.302cm" svg:height="1.725cm" svg:x="23.644cm" svg:y="5.004cm">
          <draw:text-box>
            <text:p text:style-name="P7">Megahit</text:p>
            <text:p text:style-name="P7"><text:span text:style-name="T1">bbnorm</text:span></text:p>
          </draw:text-box>
        </draw:frame>
        <draw:frame draw:style-name="gr13" draw:text-style-name="P8" draw:layer="layout" svg:width="6.604cm" svg:height="3.095cm" svg:x="21.766cm" svg:y="8.737cm">
          <draw:text-box>
            <text:p text:style-name="P7">Metabat2</text:p>
            <text:p text:style-name="P7">Vamb</text:p>
            <text:p text:style-name="P7">bwa-mem2</text:p>
            <text:p text:style-name="P7"><text:span text:style-name="T1">Merging </text:span><text:span text:style-name="T1">strategi</text:span><text:span text:style-name="T1">es</text:span></text:p>
          </draw:text-box>
        </draw:frame>
        <draw:frame draw:style-name="gr13" draw:text-style-name="P8" draw:layer="layout" svg:width="6.604cm" svg:height="3.095cm" svg:x="21.512cm" svg:y="12.959cm">
          <draw:text-box>
            <text:p text:style-name="P7"><text:span text:style-name="T1">Prokka</text:span></text:p>
            <text:p text:style-name="P7"><text:span text:style-name="T1">EggN</text:span><text:span text:style-name="T1">OGma</text:span><text:span text:style-name="T1">pper</text:span></text:p>
            <text:p text:style-name="P7"><text:span text:style-name="T1">Taxono</text:span><text:span text:style-name="T1">my</text:span></text:p>
            <text:p text:style-name="P7"><text:span text:style-name="T1">mOTU</text:span><text:span text:style-name="T1">s...</text:span></text:p>
          </draw:text-box>
        </draw:frame>
        <draw:frame draw:style-name="gr14" draw:text-style-name="P10" draw:layer="layout" svg:width="27.746cm" svg:height="3.386cm" svg:x="0.254cm" svg:y="16.764cm">
          <draw:text-box>
            <text:p text:style-name="P9"><text:span text:style-name="T2">‘</text:span><text:span text:style-name="T2">snakemake --configfile merclub.json –use-conda <text:s/>~/merclub/binnings/KPH0to2cm/binned_assembly.fna’</text:span></text:p>
            <text:p text:style-name="P9"><text:span text:style-name="T2"/></text:p>
            <text:p text:style-name="P9"><text:span text:style-name="T2">‘</text:span><text:span text:style-name="T2">--cluster “""sbatch <text:s/>-A snic2020-5-19 <text:s/>-t '7-00:00:00' -n 20" ‘ </text:span></text:p>
            <text:p text:style-name="P9"><text:span text:style-name="T2"/></text:p>
            <text:p text:style-name="P9"><text:span text:style-name="T2"/></text:p>
          </draw:text-box>
        </draw:frame>
        <draw:frame draw:style-name="gr15" draw:text-style-name="P8" draw:layer="layout" svg:width="5.842cm" svg:height="0.962cm" svg:x="0.762cm" svg:y="14.532cm">
          <draw:text-box>
            <text:p text:style-name="P7">Temp-folder based</text:p>
          </draw:text-box>
        </draw:frame>
        <presentation:notes draw:style-name="dp2">
          <office:forms form:automatic-focus="false" form:apply-design-mode="false"/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2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5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7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44336"/>
      <style:paragraph-properties fo:text-align="center"/>
    </style:style>
    <style:style style:name="MP6" style:family="paragraph">
      <style:paragraph-properties fo:text-align="start" style:writing-mode="lr-tb"/>
      <style:text-properties fo:color="#00624c"/>
    </style:style>
    <style:style style:name="MP7" style:family="paragraph">
      <loext:graphic-properties draw:fill="none"/>
      <style:paragraph-properties fo:text-align="start" style:writing-mode="lr-tb"/>
      <style:text-properties fo:color="#00624c"/>
    </style:style>
    <style:style style:name="MP8" style:family="paragraph">
      <style:paragraph-properties fo:text-align="center" style:writing-mode="lr-tb"/>
      <style:text-properties fo:color="#00624c"/>
    </style:style>
    <style:style style:name="MP9" style:family="paragraph">
      <loext:graphic-properties draw:fill="none"/>
      <style:paragraph-properties fo:text-align="center" style:writing-mode="lr-tb"/>
      <style:text-properties fo:color="#00624c"/>
    </style:style>
    <style:style style:name="MP10" style:family="paragraph">
      <style:paragraph-properties fo:text-align="end" style:writing-mode="lr-tb"/>
      <style:text-properties fo:color="#00624c"/>
    </style:style>
    <style:style style:name="MP11" style:family="paragraph">
      <loext:graphic-properties draw:fill="none"/>
      <style:paragraph-properties fo:text-align="end" style:writing-mode="lr-tb"/>
      <style:text-properties fo:color="#00624c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24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2.098cm" svg:height="3.5cm" svg:x="0.762cm" svg:y="0.5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4" draw:text-style-name="MP7" draw:layer="backgroundobjects" svg:width="6.5cm" svg:height="1.5cm" svg:x="21cm" svg:y="19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9" draw:layer="backgroundobjects" svg:width="9cm" svg:height="1.5cm" svg:x="3cm" svg:y="19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11" draw:layer="backgroundobjects" svg:width="1.5cm" svg:height="1.5cm" svg:x="0.5cm" svg:y="19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12" draw:layer="backgroundobjects" svg:width="5.028cm" svg:height="7.544cm" svg:x="21.082cm" svg:y="0.077cm">
        <draw:image xlink:href="Pictures/100000000000016200000213291931D38DFCFFBF.jpg" xlink:type="simple" xlink:show="embed" xlink:actuate="onLoad" loext:mime-type="image/jpeg">
          <text:p/>
        </draw:image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4:18:37.348802876</meta:creation-date>
    <meta:editing-duration>P1DT1H30M55S</meta:editing-duration>
    <meta:editing-cycles>2</meta:editing-cycles>
    <meta:generator>LibreOffice/6.4.6.2$Linux_X86_64 LibreOffice_project/40$Build-2</meta:generator>
    <dc:title>SLU</dc:title>
    <meta:initial-creator>Moritz </meta:initial-creator>
    <dc:date>2021-01-14T17:03:16.338050694</dc:date>
    <dc:creator>Moritz </dc:creator>
    <meta:document-statistic meta:object-count="90"/>
  </office:meta>
</office:document-meta>
</file>